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be4440" officeooo:paragraph-rsid="00c2b664" style:font-size-asian="14pt" style:font-size-complex="14pt"/>
    </style:style>
    <style:style style:name="P6" style:family="paragraph" style:parent-style-name="Standard">
      <style:text-properties fo:font-size="14pt" officeooo:paragraph-rsid="00c2b664" style:font-size-asian="14pt" style:font-size-complex="14pt"/>
    </style:style>
    <style:style style:name="P7" style:family="paragraph" style:parent-style-name="Standard">
      <style:text-properties fo:font-size="14pt" officeooo:rsid="00c2b664" officeooo:paragraph-rsid="00c2b664" style:font-size-asian="14pt" style:font-size-complex="14pt"/>
    </style:style>
    <style:style style:name="P8" style:family="paragraph" style:parent-style-name="Standard">
      <style:text-properties fo:font-size="14pt" officeooo:rsid="00c4bc69" officeooo:paragraph-rsid="00c4bc69" style:font-size-asian="14pt" style:font-size-complex="14pt"/>
    </style:style>
    <style:style style:name="P9" style:family="paragraph" style:parent-style-name="Standard">
      <style:text-properties fo:font-size="14pt" officeooo:paragraph-rsid="00c4bc69" style:font-size-asian="14pt" style:font-size-complex="14pt"/>
    </style:style>
    <style:style style:name="P10" style:family="paragraph" style:parent-style-name="Standard">
      <style:text-properties fo:font-size="14pt" officeooo:rsid="00c515a6" officeooo:paragraph-rsid="00c515a6" style:font-size-asian="14pt" style:font-size-complex="14pt"/>
    </style:style>
    <style:style style:name="P11" style:family="paragraph" style:parent-style-name="Standard">
      <style:text-properties fo:font-size="14pt" officeooo:paragraph-rsid="00c515a6" style:font-size-asian="14pt" style:font-size-complex="14pt"/>
    </style:style>
    <style:style style:name="P12" style:family="paragraph" style:parent-style-name="Standard">
      <style:text-properties fo:font-size="14pt" officeooo:rsid="00c63ff3" officeooo:paragraph-rsid="00c63ff3" style:font-size-asian="14pt" style:font-size-complex="14pt"/>
    </style:style>
    <style:style style:name="P13" style:family="paragraph" style:parent-style-name="Standard">
      <style:text-properties fo:font-size="14pt" officeooo:rsid="01181c1c" officeooo:paragraph-rsid="00c63ff3" style:font-size-asian="14pt" style:font-size-complex="14pt"/>
    </style:style>
    <style:style style:name="P14" style:family="paragraph" style:parent-style-name="Standard">
      <style:text-properties fo:font-size="14pt" officeooo:rsid="0101f3a1" officeooo:paragraph-rsid="00c63ff3" style:font-size-asian="14pt" style:font-size-complex="14pt"/>
    </style:style>
    <style:style style:name="P15" style:family="paragraph" style:parent-style-name="Standard">
      <style:text-properties fo:font-size="14pt" officeooo:rsid="010bee1c" officeooo:paragraph-rsid="00c63ff3" style:font-size-asian="14pt" style:font-size-complex="14pt"/>
    </style:style>
    <style:style style:name="P16" style:family="paragraph" style:parent-style-name="Standard">
      <style:text-properties fo:font-size="14pt" officeooo:rsid="010dbd07" officeooo:paragraph-rsid="00c63ff3" style:font-size-asian="14pt" style:font-size-complex="14pt"/>
    </style:style>
    <style:style style:name="P17" style:family="paragraph" style:parent-style-name="Standard">
      <style:text-properties fo:font-size="14pt" officeooo:rsid="0115dee2" officeooo:paragraph-rsid="00c63ff3" style:font-size-asian="14pt" style:font-size-complex="14pt"/>
    </style:style>
    <style:style style:name="P18" style:family="paragraph" style:parent-style-name="Standard">
      <style:text-properties fo:font-size="14pt" officeooo:rsid="010f0d60" officeooo:paragraph-rsid="00c63ff3" style:font-size-asian="14pt" style:font-size-complex="14pt"/>
    </style:style>
    <style:style style:name="P19" style:family="paragraph" style:parent-style-name="Standard">
      <style:text-properties fo:font-size="14pt" officeooo:rsid="010fcff1" officeooo:paragraph-rsid="00c63ff3" style:font-size-asian="14pt" style:font-size-complex="14pt"/>
    </style:style>
    <style:style style:name="P20" style:family="paragraph" style:parent-style-name="Standard">
      <style:text-properties fo:font-size="14pt" officeooo:rsid="0112eed4" officeooo:paragraph-rsid="00c63ff3" style:font-size-asian="14pt" style:font-size-complex="14pt"/>
    </style:style>
    <style:style style:name="P21" style:family="paragraph" style:parent-style-name="Standard">
      <style:text-properties fo:font-size="14pt" officeooo:rsid="0119f47e" officeooo:paragraph-rsid="00c63ff3" style:font-size-asian="14pt" style:font-size-complex="14pt"/>
    </style:style>
    <style:style style:name="P22" style:family="paragraph" style:parent-style-name="Standard">
      <style:text-properties fo:font-size="14pt" officeooo:rsid="01192142" officeooo:paragraph-rsid="00c63ff3" style:font-size-asian="14pt" style:font-size-complex="14pt"/>
    </style:style>
    <style:style style:name="P23" style:family="paragraph" style:parent-style-name="Standard">
      <style:text-properties fo:font-size="14pt" officeooo:rsid="011806ce" officeooo:paragraph-rsid="00c63ff3" style:font-size-asian="14pt" style:font-size-complex="14pt"/>
    </style:style>
    <style:style style:name="P24" style:family="paragraph" style:parent-style-name="Standard">
      <style:text-properties fo:font-size="14pt" officeooo:rsid="01184ed7" officeooo:paragraph-rsid="00c63ff3" style:font-size-asian="14pt" style:font-size-complex="14pt"/>
    </style:style>
    <style:style style:name="P25" style:family="paragraph" style:parent-style-name="Standard">
      <style:text-properties fo:font-size="14pt" officeooo:rsid="01163a1e" officeooo:paragraph-rsid="00c63ff3" style:font-size-asian="14pt" style:font-size-complex="14pt"/>
    </style:style>
    <style:style style:name="P26" style:family="paragraph" style:parent-style-name="Standard">
      <style:text-properties fo:font-size="14pt" officeooo:paragraph-rsid="00c9b07e" style:font-size-asian="14pt" style:font-size-complex="14pt"/>
    </style:style>
    <style:style style:name="P27" style:family="paragraph" style:parent-style-name="Standard">
      <style:text-properties fo:font-size="14pt" officeooo:paragraph-rsid="00d12c7f" style:font-size-asian="14pt" style:font-size-complex="14pt"/>
    </style:style>
    <style:style style:name="P28" style:family="paragraph" style:parent-style-name="Standard">
      <style:text-properties fo:font-size="14pt" fo:font-style="italic" style:font-size-asian="14pt" style:font-style-asian="italic" style:font-size-complex="14pt" style:font-style-complex="italic"/>
    </style:style>
    <style:style style:name="P29" style:family="paragraph" style:parent-style-name="Standard">
      <style:text-properties fo:font-size="14pt" fo:font-style="normal" officeooo:rsid="00f41e21" officeooo:paragraph-rsid="00c63ff3" style:font-size-asian="14pt" style:font-style-asian="normal" style:font-size-complex="14pt" style:font-style-complex="normal"/>
    </style:style>
    <style:style style:name="P30" style:family="paragraph" style:parent-style-name="Standard">
      <style:text-properties fo:font-size="14pt" fo:font-style="normal" officeooo:rsid="002a0f5e" officeooo:paragraph-rsid="00c63ff3" style:font-size-asian="14pt" style:font-style-asian="normal" style:font-size-complex="14pt" style:font-style-complex="normal"/>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c2b664"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c4bc69"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c515a6"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d12c7f" style:font-size-asian="20pt" style:font-weight-asian="bold" style:font-size-complex="20pt" style:font-weight-complex="bold"/>
    </style:style>
    <style:style style:name="P36" style:family="paragraph" style:parent-style-name="Standard">
      <style:text-properties style:text-position="0% 100%" fo:font-size="14pt" fo:font-style="normal" officeooo:rsid="011806ce" officeooo:paragraph-rsid="00c63ff3" style:font-size-asian="14pt" style:font-style-asian="normal" style:font-size-complex="14pt" style:font-style-complex="normal"/>
    </style:style>
    <style:style style:name="P37" style:family="paragraph" style:parent-style-name="Standard">
      <style:text-properties style:text-position="0% 100%" fo:font-size="14pt" fo:font-style="normal" officeooo:rsid="01181c1c" officeooo:paragraph-rsid="00c63ff3" style:font-size-asian="14pt" style:font-style-asian="normal" style:font-size-complex="14pt" style:font-style-complex="normal"/>
    </style:style>
    <style:style style:name="P38" style:family="paragraph" style:parent-style-name="Standard">
      <style:text-properties style:text-position="0% 100%" fo:font-size="14pt" fo:font-style="normal" officeooo:rsid="00fc5171" officeooo:paragraph-rsid="00c63ff3" style:font-size-asian="14pt" style:font-style-asian="normal" style:font-size-complex="14pt" style:font-style-complex="normal"/>
    </style:style>
    <style:style style:name="P39" style:family="paragraph" style:parent-style-name="Standard">
      <style:text-properties style:text-position="0% 100%" fo:font-size="14pt" fo:font-style="normal" officeooo:rsid="0115dee2" officeooo:paragraph-rsid="00c63ff3" style:font-size-asian="14pt" style:font-style-asian="normal" style:font-size-complex="14pt" style:font-style-complex="normal"/>
    </style:style>
    <style:style style:name="P40" style:family="paragraph" style:parent-style-name="Standard">
      <style:text-properties style:text-position="0% 100%" fo:font-size="14pt" fo:font-style="normal" officeooo:rsid="01000f7b" officeooo:paragraph-rsid="00c63ff3" style:font-size-asian="14pt" style:font-style-asian="normal" style:font-size-complex="14pt" style:font-style-complex="normal"/>
    </style:style>
    <style:style style:name="P41" style:family="paragraph" style:parent-style-name="Standard">
      <style:text-properties style:text-position="0% 100%" fo:font-size="14pt" officeooo:rsid="00c63ff3" officeooo:paragraph-rsid="00c63ff3" style:font-size-asian="14pt" style:font-size-complex="14pt"/>
    </style:style>
    <style:style style:name="P42" style:family="paragraph" style:parent-style-name="Standard">
      <style:text-properties style:text-position="0% 100%" fo:font-size="14pt" officeooo:rsid="01181c1c" officeooo:paragraph-rsid="00c63ff3" style:font-size-asian="14pt" style:font-size-complex="14pt"/>
    </style:style>
    <style:style style:name="P43" style:family="paragraph" style:parent-style-name="Standard">
      <style:text-properties style:text-position="0% 100%" fo:font-size="14pt" officeooo:rsid="00c70ba7" officeooo:paragraph-rsid="00c8559a" style:font-size-asian="14pt" style:font-size-complex="14pt"/>
    </style:style>
    <style:style style:name="P44" style:family="paragraph" style:parent-style-name="Standard">
      <style:text-properties style:text-position="0% 100%" fo:font-size="14pt" officeooo:rsid="00c9b07e" officeooo:paragraph-rsid="00c9b07e" style:font-size-asian="14pt" style:font-size-complex="14pt"/>
    </style:style>
    <style:style style:name="P45" style:family="paragraph" style:parent-style-name="Standard">
      <style:text-properties style:text-position="0% 100%" fo:font-size="14pt" officeooo:rsid="00ca8047" officeooo:paragraph-rsid="00ca8047" style:font-size-asian="14pt" style:font-size-complex="14pt"/>
    </style:style>
    <style:style style:name="P46" style:family="paragraph" style:parent-style-name="Standard">
      <style:text-properties style:text-position="0% 100%" fo:font-size="14pt" officeooo:rsid="00caf31d" officeooo:paragraph-rsid="00caf31d" style:font-size-asian="14pt" style:font-size-complex="14pt"/>
    </style:style>
    <style:style style:name="P47" style:family="paragraph" style:parent-style-name="Standard">
      <style:text-properties style:text-position="0% 100%" fo:font-size="14pt" officeooo:rsid="00cd4944" officeooo:paragraph-rsid="00cd86ab" style:font-size-asian="14pt" style:font-size-complex="14pt"/>
    </style:style>
    <style:style style:name="P48" style:family="paragraph" style:parent-style-name="Standard">
      <style:text-properties style:text-position="0% 100%" fo:font-size="14pt" officeooo:rsid="00d12c7f" officeooo:paragraph-rsid="00d12c7f" style:font-size-asian="14pt" style:font-size-complex="14pt"/>
    </style:style>
    <style:style style:name="P49" style:family="paragraph" style:parent-style-name="Standard">
      <style:text-properties style:text-position="0% 100%" fo:font-size="14pt" officeooo:rsid="00d4eb22" officeooo:paragraph-rsid="00d4eb22" style:font-size-asian="14pt" style:font-size-complex="14pt"/>
    </style:style>
    <style:style style:name="P50" style:family="paragraph" style:parent-style-name="Standard">
      <style:text-properties style:text-position="0% 100%" fo:font-size="14pt" officeooo:rsid="00d57ca5" officeooo:paragraph-rsid="00d57ca5" style:font-size-asian="14pt" style:font-size-complex="14pt"/>
    </style:style>
    <style:style style:name="P51" style:family="paragraph" style:parent-style-name="Standard">
      <style:text-properties style:text-position="0% 100%" fo:font-size="14pt" officeooo:rsid="00d680a9" officeooo:paragraph-rsid="00d680a9" style:font-size-asian="14pt" style:font-size-complex="14pt"/>
    </style:style>
    <style:style style:name="P52" style:family="paragraph" style:parent-style-name="Standard">
      <style:text-properties style:text-position="0% 100%" fo:font-size="14pt" officeooo:rsid="00d753d6" officeooo:paragraph-rsid="00d753d6" style:font-size-asian="14pt" style:font-size-complex="14pt"/>
    </style:style>
    <style:style style:name="P53" style:family="paragraph" style:parent-style-name="Standard">
      <style:text-properties style:text-position="0% 100%" fo:font-size="14pt" officeooo:rsid="00d9aa2e" officeooo:paragraph-rsid="00d9aa2e" style:font-size-asian="14pt" style:font-size-complex="14pt"/>
    </style:style>
    <style:style style:name="P54" style:family="paragraph" style:parent-style-name="Standard">
      <style:text-properties style:text-position="0% 100%" fo:font-size="14pt" officeooo:rsid="00da569f" officeooo:paragraph-rsid="00da569f" style:font-size-asian="14pt" style:font-size-complex="14pt"/>
    </style:style>
    <style:style style:name="P55" style:family="paragraph" style:parent-style-name="Table_20_Contents">
      <style:text-properties fo:font-size="14pt" officeooo:rsid="00caf31d" officeooo:paragraph-rsid="00caf31d" style:font-size-asian="14pt" style:font-size-complex="14pt"/>
    </style:style>
    <style:style style:name="P56" style:family="paragraph" style:parent-style-name="Table_20_Contents">
      <style:text-properties fo:font-size="14pt" officeooo:rsid="00cbe13d" officeooo:paragraph-rsid="00cbe13d" style:font-size-asian="14pt" style:font-size-complex="14pt"/>
    </style:style>
    <style:style style:name="P57" style:family="paragraph" style:parent-style-name="Standard">
      <style:text-properties style:text-position="0% 100%" fo:font-size="14pt" officeooo:rsid="00da569f" officeooo:paragraph-rsid="00da569f" style:font-size-asian="14pt" style:font-size-complex="14pt"/>
    </style:style>
    <style:style style:name="P58" style:family="paragraph" style:parent-style-name="Standard">
      <style:text-properties style:text-position="0% 100%" fo:font-size="14pt" officeooo:rsid="00db8d46" officeooo:paragraph-rsid="00db8d46" style:font-size-asian="14pt" style:font-size-complex="14pt"/>
    </style:style>
    <style:style style:name="P59" style:family="paragraph" style:parent-style-name="Standard">
      <style:text-properties style:text-position="0% 100%" fo:font-size="14pt" officeooo:rsid="00ca8047" officeooo:paragraph-rsid="00db8d46" style:font-size-asian="14pt" style:font-size-complex="14pt"/>
    </style:style>
    <style:style style:name="P60" style:family="paragraph" style:parent-style-name="Standard">
      <style:text-properties style:text-position="0% 100%" fo:font-size="14pt" officeooo:rsid="00ca8047" officeooo:paragraph-rsid="00dbe2dc" style:font-size-asian="14pt" style:font-size-complex="14pt"/>
    </style:style>
    <style:style style:name="P61" style:family="paragraph" style:parent-style-name="Standard">
      <style:text-properties style:text-position="0% 100%" fo:font-size="14pt" officeooo:rsid="00c9b07e" officeooo:paragraph-rsid="00db8d46" style:font-size-asian="14pt" style:font-size-complex="14pt"/>
    </style:style>
    <style:style style:name="P62" style:family="paragraph" style:parent-style-name="Standard">
      <style:text-properties style:text-position="0% 100%" fo:font-size="14pt" officeooo:rsid="00dbe2dc" officeooo:paragraph-rsid="00dbe2dc" style:font-size-asian="14pt" style:font-size-complex="14pt"/>
    </style:style>
    <style:style style:name="P63" style:family="paragraph" style:parent-style-name="Standard">
      <style:text-properties style:text-position="0% 100%" fo:font-size="14pt" officeooo:rsid="00dc14a9" officeooo:paragraph-rsid="00dc14a9" style:font-size-asian="14pt" style:font-size-complex="14pt"/>
    </style:style>
    <style:style style:name="P64" style:family="paragraph" style:parent-style-name="Standard">
      <style:text-properties style:text-position="0% 100%" fo:font-size="14pt" officeooo:rsid="00dd6e5b" officeooo:paragraph-rsid="00dd6e5b" style:font-size-asian="14pt" style:font-size-complex="14pt"/>
    </style:style>
    <style:style style:name="P65" style:family="paragraph" style:parent-style-name="Standard">
      <style:text-properties style:text-position="0% 100%" fo:font-size="14pt" officeooo:rsid="00c63ff3" officeooo:paragraph-rsid="00c63ff3" style:font-size-asian="14pt" style:font-size-complex="14pt"/>
    </style:style>
    <style:style style:name="P66" style:family="paragraph" style:parent-style-name="Standard">
      <style:text-properties style:text-position="0% 100%" fo:font-size="14pt" officeooo:rsid="00c70ba7" officeooo:paragraph-rsid="00c8559a" style:font-size-asian="14pt" style:font-size-complex="14pt"/>
    </style:style>
    <style:style style:name="P67" style:family="paragraph" style:parent-style-name="Standard">
      <style:text-properties style:text-position="0% 100%" fo:font-size="14pt" officeooo:rsid="00e028a9" officeooo:paragraph-rsid="00e028a9" style:font-size-asian="14pt" style:font-size-complex="14pt"/>
    </style:style>
    <style:style style:name="P68" style:family="paragraph" style:parent-style-name="Standard">
      <style:paragraph-properties fo:text-align="center" style:justify-single-word="false"/>
      <style:text-properties fo:font-size="20pt" fo:font-weight="bold" officeooo:paragraph-rsid="00db8d46" style:font-size-asian="20pt" style:font-weight-asian="bold" style:font-size-complex="20pt" style:font-weight-complex="bold"/>
    </style:style>
    <style:style style:name="P69" style:family="paragraph" style:parent-style-name="Standard">
      <style:text-properties fo:font-size="14pt" officeooo:paragraph-rsid="00db8d46" style:font-size-asian="14pt" style:font-size-complex="14pt"/>
    </style:style>
    <style:style style:name="P70" style:family="paragraph" style:parent-style-name="Standard">
      <style:text-properties fo:font-size="14pt" officeooo:rsid="00cf50e9" officeooo:paragraph-rsid="00cf50e9" style:font-size-asian="14pt" style:font-size-complex="14pt"/>
    </style:style>
    <style:style style:name="P71" style:family="paragraph" style:parent-style-name="Standard">
      <style:text-properties fo:font-size="14pt" officeooo:paragraph-rsid="00c63ff3" style:font-size-asian="14pt" style:font-size-complex="14pt"/>
    </style:style>
    <style:style style:name="P72" style:family="paragraph" style:parent-style-name="Standard">
      <style:text-properties fo:font-size="14pt" officeooo:rsid="0106b542" officeooo:paragraph-rsid="00c63ff3" style:font-size-asian="14pt" style:font-size-complex="14pt"/>
    </style:style>
    <style:style style:name="P73" style:family="paragraph" style:parent-style-name="Standard">
      <style:text-properties fo:font-size="14pt" officeooo:rsid="0101f3a1" officeooo:paragraph-rsid="00c63ff3" style:font-size-asian="14pt" style:font-size-complex="14pt"/>
    </style:style>
    <style:style style:name="P74" style:family="paragraph" style:parent-style-name="Standard">
      <style:text-properties officeooo:paragraph-rsid="00c63ff3"/>
    </style:style>
    <style:style style:name="T1" style:family="text">
      <style:text-properties officeooo:rsid="0091e28d"/>
    </style:style>
    <style:style style:name="T2" style:family="text">
      <style:text-properties officeooo:rsid="00c2b664"/>
    </style:style>
    <style:style style:name="T3" style:family="text">
      <style:text-properties officeooo:rsid="00c4bc69"/>
    </style:style>
    <style:style style:name="T4" style:family="text">
      <style:text-properties officeooo:rsid="00c515a6"/>
    </style:style>
    <style:style style:name="T5" style:family="text">
      <style:text-properties officeooo:rsid="00c59204"/>
    </style:style>
    <style:style style:name="T6" style:family="text">
      <style:text-properties style:text-position="sub 58%"/>
    </style:style>
    <style:style style:name="T7" style:family="text">
      <style:text-properties style:text-position="0% 100%"/>
    </style:style>
    <style:style style:name="T8" style:family="text">
      <style:text-properties style:text-position="0% 100%" fo:font-style="normal" style:font-style-asian="normal" style:font-style-complex="normal"/>
    </style:style>
    <style:style style:name="T9" style:family="text">
      <style:text-properties style:text-position="0% 100%" fo:font-style="normal" officeooo:rsid="00fc5171" style:font-style-asian="normal" style:font-style-complex="normal"/>
    </style:style>
    <style:style style:name="T10" style:family="text">
      <style:text-properties style:text-position="0% 100%" fo:font-style="normal" officeooo:rsid="0114e8f1" style:font-style-asian="normal" style:font-style-complex="normal"/>
    </style:style>
    <style:style style:name="T11" style:family="text">
      <style:text-properties style:text-position="0% 100%" officeooo:rsid="00fc5171"/>
    </style:style>
    <style:style style:name="T12" style:family="text">
      <style:text-properties style:text-position="0% 100%" officeooo:rsid="010fcff1"/>
    </style:style>
    <style:style style:name="T13" style:family="text">
      <style:text-properties style:text-position="0% 100%" officeooo:rsid="00d12c7f"/>
    </style:style>
    <style:style style:name="T14" style:family="text">
      <style:text-properties style:text-position="0% 100%" fo:font-weight="bold" style:font-weight-asian="bold" style:font-weight-complex="bold"/>
    </style:style>
    <style:style style:name="T15" style:family="text">
      <style:text-properties style:text-position="0% 100%" fo:font-weight="normal" style:font-weight-asian="normal" style:font-weight-complex="normal"/>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fo:font-weight="bold" officeooo:rsid="0101f3a1" style:font-size-asian="18pt" style:font-weight-asian="bold" style:font-size-complex="18pt" style:font-weight-complex="bold"/>
    </style:style>
    <style:style style:name="T18" style:family="text">
      <style:text-properties fo:font-size="18pt" fo:font-weight="bold" officeooo:rsid="0112eed4" style:font-size-asian="18pt" style:font-weight-asian="bold" style:font-size-complex="18pt" style:font-weight-complex="bold"/>
    </style:style>
    <style:style style:name="T19" style:family="text">
      <style:text-properties fo:font-size="18pt" fo:font-weight="bold" officeooo:rsid="0114e8f1" style:font-size-asian="18pt" style:font-weight-asian="bold" style:font-size-complex="18pt" style:font-weight-complex="bold"/>
    </style:style>
    <style:style style:name="T20" style:family="text">
      <style:text-properties fo:font-size="14pt" officeooo:rsid="0101f3a1" style:font-size-asian="14pt" style:font-size-complex="14pt"/>
    </style:style>
    <style:style style:name="T21" style:family="text">
      <style:text-properties fo:font-size="14pt" officeooo:rsid="0106b542" style:font-size-asian="14pt" style:font-size-complex="14pt"/>
    </style:style>
    <style:style style:name="T22" style:family="text">
      <style:text-properties fo:font-size="14pt" officeooo:rsid="0112eed4" style:font-size-asian="14pt" style:font-size-complex="14pt"/>
    </style:style>
    <style:style style:name="T23" style:family="text">
      <style:text-properties fo:font-size="14pt" officeooo:rsid="01056d33" style:font-size-asian="14pt" style:font-size-complex="14pt"/>
    </style:style>
    <style:style style:name="T24" style:family="text">
      <style:text-properties officeooo:rsid="0106b542"/>
    </style:style>
    <style:style style:name="T25" style:family="text">
      <style:text-properties officeooo:rsid="01203025"/>
    </style:style>
    <style:style style:name="T26" style:family="text">
      <style:text-properties officeooo:rsid="0112eed4"/>
    </style:style>
    <style:style style:name="T27" style:family="text">
      <style:text-properties officeooo:rsid="010dbd07"/>
    </style:style>
    <style:style style:name="T28" style:family="text">
      <style:text-properties officeooo:rsid="0114e8f1"/>
    </style:style>
    <style:style style:name="T29" style:family="text">
      <style:text-properties officeooo:rsid="010f0d60"/>
    </style:style>
    <style:style style:name="T30" style:family="text">
      <style:text-properties officeooo:rsid="002a0f5e"/>
    </style:style>
    <style:style style:name="T31" style:family="text">
      <style:text-properties officeooo:rsid="010fcff1"/>
    </style:style>
    <style:style style:name="T32" style:family="text">
      <style:text-properties fo:font-weight="bold" style:font-weight-asian="bold" style:font-weight-complex="bold"/>
    </style:style>
    <style:style style:name="T33" style:family="text">
      <style:text-properties fo:font-weight="bold" officeooo:rsid="0114e8f1" style:font-weight-asian="bold" style:font-weight-complex="bold"/>
    </style:style>
    <style:style style:name="T34" style:family="text">
      <style:text-properties fo:font-weight="bold" officeooo:rsid="00dc62e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114e8f1" style:font-weight-asian="normal" style:font-weight-complex="normal"/>
    </style:style>
    <style:style style:name="T37" style:family="text">
      <style:text-properties fo:font-weight="normal" officeooo:rsid="00ca8047" style:font-weight-asian="normal" style:font-weight-complex="normal"/>
    </style:style>
    <style:style style:name="T38" style:family="text">
      <style:text-properties fo:font-weight="normal" officeooo:rsid="00dc62e9" style:font-weight-asian="normal" style:font-weight-complex="normal"/>
    </style:style>
    <style:style style:name="T39" style:family="text">
      <style:text-properties officeooo:rsid="00c8559a"/>
    </style:style>
    <style:style style:name="T40" style:family="text">
      <style:text-properties officeooo:rsid="00c9b07e"/>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officeooo:rsid="00ca8047"/>
    </style:style>
    <style:style style:name="T43" style:family="text">
      <style:text-properties officeooo:rsid="00caf31d"/>
    </style:style>
    <style:style style:name="T44" style:family="text">
      <style:text-properties officeooo:rsid="00cd4944"/>
    </style:style>
    <style:style style:name="T45" style:family="text">
      <style:text-properties officeooo:rsid="00cd86ab"/>
    </style:style>
    <style:style style:name="T46" style:family="text">
      <style:text-properties officeooo:rsid="00d12c7f"/>
    </style:style>
    <style:style style:name="T47" style:family="text">
      <style:text-properties style:text-position="super 58%"/>
    </style:style>
    <style:style style:name="T48" style:family="text">
      <style:text-properties style:text-position="super 58%" officeooo:rsid="00d12c7f"/>
    </style:style>
    <style:style style:name="T49" style:family="text">
      <style:text-properties style:text-position="super 58%" officeooo:rsid="00d753d6"/>
    </style:style>
    <style:style style:name="T50" style:family="text">
      <style:text-properties officeooo:rsid="00d2fdc1"/>
    </style:style>
    <style:style style:name="T51" style:family="text">
      <style:text-properties officeooo:rsid="00d57ca5"/>
    </style:style>
    <style:style style:name="T52" style:family="text">
      <style:text-properties officeooo:rsid="00d753d6"/>
    </style:style>
    <style:style style:name="T53" style:family="text">
      <style:text-properties officeooo:rsid="00d9aa2e"/>
    </style:style>
    <style:style style:name="T54" style:family="text">
      <style:text-properties officeooo:rsid="00da569f"/>
    </style:style>
    <style:style style:name="T55" style:family="text">
      <style:text-properties officeooo:rsid="00db0ed5"/>
    </style:style>
    <style:style style:name="T56" style:family="text">
      <style:text-properties officeooo:rsid="00db8d46"/>
    </style:style>
    <style:style style:name="T57" style:family="text">
      <style:text-properties officeooo:rsid="00dbe2dc"/>
    </style:style>
    <style:style style:name="T58" style:family="text">
      <style:text-properties officeooo:rsid="00dc14a9"/>
    </style:style>
    <style:style style:name="T59" style:family="text">
      <style:text-properties officeooo:rsid="00dc62e9"/>
    </style:style>
    <style:style style:name="T60" style:family="text">
      <style:text-properties officeooo:rsid="00dd6e5b"/>
    </style:style>
    <style:style style:name="T61" style:family="text">
      <style:text-properties officeooo:rsid="00ded6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HPMI using floats</text:span>.</text:p>
      <text:p text:style-name="P1">Richard Parker <text:span text:style-name="T46">20.12</text:span>.201<text:span text:style-name="T1">7</text:span></text:p>
      <text:p text:style-name="P28"/>
      <text:p text:style-name="P31">Section 1 – Introduction</text:p>
      <text:p text:style-name="P4"/>
      <text:p text:style-name="P12">Both Intel and AMD <text:span text:style-name="T53">seem to be</text:span> more interested in floating-point performance that integer, and the performance of floating point arithmetic is considerably better on most, if not all modern x86 chips. <text:s/>Furthermore floating point working is exact for integers up to a specific limit<text:span text:style-name="T46"> - 2</text:span><text:span text:style-name="T48">24</text:span><text:span text:style-name="T13"> for single precision and 2</text:span><text:span text:style-name="T48">something</text:span><text:span text:style-name="T13"> for double precision.</text:span> <text:s/>This document investigates whether these facts can form the basis of an HPMI implementation for suitable primes.</text:p>
      <text:p text:style-name="P12"/>
      <text:p text:style-name="P12">The basic operation upon which all this depends is C<text:span text:style-name="T6">ik</text:span><text:span text:style-name="T7">+=A</text:span><text:span text:style-name="T6">ij</text:span><text:span text:style-name="T7">*B</text:span><text:span text:style-name="T6">jk</text:span><text:span text:style-name="T7"> so that we are interested in the speed with which two numbers can be multiplied and the result added into a third number. <text:s/>The fastest operations to do this have changed substantially over the years, and for any detailed analysis we must distinguish the following machine types.</text:span></text:p>
      <text:p text:style-name="P41"/>
      <text:p text:style-name="P41">Class 'a' <text:s/>SSE. <text:s/>128-bit multiply and 128-bit add.<text:span text:style-name="T61"> <text:s/>Class 'b' adds double-precision broadcast.</text:span></text:p>
      <text:p text:style-name="P41">Class 'g' <text:s/>AVX. <text:s/>256-bit multiply and 256-bit add.</text:p>
      <text:p text:style-name="P43"><text:span text:style-name="T39">Class 'k' <text:s/></text:span>FMA<text:span text:style-name="T39">. <text:s/>256-bit multiply-and-add at two per clock.</text:span></text:p>
      <text:p text:style-name="P43"/>
      <text:p text:style-name="P67">Sadly this won't work. <text:s/>Piledriver and Steamroller have FMA but no AVX-2.</text:p>
      <text:p text:style-name="P43"/>
      <text:p text:style-name="P48">No doubt AVX-512F will form a fourth class in due course.</text:p>
      <text:p text:style-name="P48"/>
      <text:p text:style-name="P48">As of today, probably class 'k' is the most important, so I will start there.</text:p>
      <text:p text:style-name="P48"/>
      <text:p text:style-name="P35">Section <text:span text:style-name="T40">2</text:span> – <text:span text:style-name="T46">Single Precision on class 'k' - Haswell.</text:span></text:p>
      <text:p text:style-name="P27"/>
      <text:p text:style-name="P48">This section considers the design of an HPMI based around using the Fused Multiply-and-Add (FMA) instruction vfmadd231ps, which does a vector multiply-and-add. <text:s/>We need to consider the broadcast capability, the use of sparsity and the frequency of reduction in order to sort out the BWAMad routine, and based on this, hopefully the others can be designed. <text:s/>Let's <text:span text:style-name="T53">look at the instructions we need.</text:span></text:p>
      <text:p text:style-name="P48"/>
      <text:p text:style-name="P48"><text:span text:style-name="T41">VFMADD231PS </text:span><text:span text:style-name="T50">is not mentioned on Ivy Bridge and seems to first appear with Haswell. <text:s/>It is stated as 1 mu-op P01, latency 5, reciprocal throughput 0.5 on Haswell and Broadwell, and latency 4 (otherwise the same) on Skylake. <text:s/>It depends on the FMA flag only. <text:s/>As a first suggestion, it seems sensible to use nine registers to hold C11...C33, hold A1j A2j A3j in three </text:span><text:soft-page-break/><text:span text:style-name="T50">more, Bj1 Bj2 Bj3 in three more, and do nine FMA instructions to add once each into the nine Cik registers. <text:s/>This can, in principle, execute in 4.5 clocks, but it seems likely that the 5 clock latency will be fully covered, and even if not, the wastage is slight. <text:s/>Our first (presumably overambitious) aim is therefore to do all of the rest in the interstices of this and do 72 elementary operations (nine lots of 8 floats) in 5 clocks.</text:span></text:p>
      <text:p text:style-name="P48"/>
      <text:p text:style-name="P49"><text:span text:style-name="T41">VMOVAPS</text:span> will presumably be used to load the matrix B vectors, and is stated as 1 mu-op P23 latency 3 reciprocal throughput 0.5 on all three of Haswell, Broadwell and Skylake, and fits nicely into the ports not used by the FMA.<text:span text:style-name="T51"> <text:s/>It depends on the AVX flag only.</text:span></text:p>
      <text:p text:style-name="P49"/>
      <text:p text:style-name="P49"><text:span text:style-name="T41">VBROADCASTSS</text:span> takes one 32-bit memory location and broadcasts it to all eight single-precision locations in the 256-bit registers. <text:s/>It is stated as 1 mu-op P23 latency 5 reciprocal throughput 0.5 on Haswell and Broadwell, and latency 3 on Skylake. <text:s/>It depends on the AVX flag only.</text:p>
      <text:p text:style-name="P49"/>
      <text:p text:style-name="P50">So far, our plan has used 9xP01 and 6xP23, so 15 mu-ops and is in fact dependency chain bound on Haswell/Broadwell at 5 clocks, and P01 bound at 4.5 clocks on Skylake. <text:s/>We still have reduction and sparsity to consider, however, as well as the administration - we cannot unroll the loop indefinitely.</text:p>
      <text:p text:style-name="P50"/>
      <text:p text:style-name="P50">Let's look at reduction next.<text:span text:style-name="T52"> <text:s/>Our plan is to keep a multiple Kp of the prime just under 2</text:span><text:span text:style-name="T49">23</text:span><text:span text:style-name="T52"> in floating point format in a register at all times, to use for comparison, AND and hence subtraction, so that the numbers remain the same mod p, exactly held, so that a further Kp can be accumulated in before needing to repeat the reduction.</text:span></text:p>
      <text:p text:style-name="P50"/>
      <text:p text:style-name="P51"><text:span text:style-name="T41">CMPGTPS</text:span> Sets a register to all-1 if the corresponding first operand is greater than the second. <text:s/>It is stated as 1 mu-op P1 Latency 3 reciprocal throughput 1 on Haswell and Broadwell,but P01 latency 4 reciprocal throughput 0.5 on Skylake.</text:p>
      <text:p text:style-name="P51"/>
      <text:p text:style-name="P51"><text:span text:style-name="T41">ANDPS</text:span> does the <text:span text:style-name="T52">AND</text:span> with the multiple of the prime to be subtracted. <text:s/>It is stated as 1 mu-op<text:span text:style-name="T52"> P5 latency 1 reciprocal throughput 1 on Haswell and Broadwell, and </text:span>P015 latency 1 reciprocal throughput<text:span text:style-name="T52"> 0.33</text:span> on Skylake<text:span text:style-name="T52">.</text:span></text:p>
      <text:p text:style-name="P51"/>
      <text:p text:style-name="P52"><text:span text:style-name="T41">SUBPS</text:span> is stated as 1 mu-op P1 latency 3 reciprocal throughput 1 on Haswell and Broadwell, and P01 latency 4 reciprocal throughput 0.5 on Skylake.</text:p>
      <text:p text:style-name="P52"/>
      <text:p text:style-name="P52">This sequence has a latency of 7 on Haswell/Broadwell and 9 on Skylake. <text:s/>Two mu-ops are sent to P1 in all cases.<text:span text:style-name="T53"> <text:s/>As a first approximation it takes twice as long as a multiply-and-add, and though this is actually meaningless, we can use this to form a rough-and-ready estimate of the quantities involved.</text:span></text:p>
      <text:p text:style-name="P52"/>
      <text:p text:style-name="P53">Suppose we allow 10% of the time for reduction. <text:s/>In that case we can do 20 multiply-and-adds, which must come to less than 2<text:span text:style-name="T47">23</text:span>, so that p&lt;647. <text:s/>If we allow 5%, the maximum prime drops to <text:soft-page-break/>457 and at 20% the prime rises to 915.<text:span text:style-name="T54"> <text:s/>So far it looks as if we are going to cover primes up to 500, needing a reduction every 32 multiply-and-add operations. <text:s/>This would be 288 mu-ops unrolled, which seems reasonable in view of the mu-op cache, holding 1,536 mu-ops (in principle).</text:span></text:p>
      <text:p text:style-name="P53"/>
      <text:p text:style-name="P54">Hence the next layer up would multiply 3x32 X 32x24 = 3x24.</text:p>
      <text:p text:style-name="P53"/>
      <text:p text:style-name="P54">None of this, however, takes sparsity into account.</text:p>
      <text:p text:style-name="P54"/>
      <text:p text:style-name="P54"><text:span text:style-name="T55">If the loop were not unrolled,</text:span> sparsity on matrix A is, as usual, fairly easy - we just specify how many A/B pairs to skip. <text:s text:c="2"/>In fact it would be just as easy (but perhaps a bit less powerful) to do the same on matrix B. <text:s/>It is far from clear, however, how best to utilize sparsity on <text:span text:style-name="T32">both</text:span><text:span text:style-name="T35"> A and B. <text:s/>It may be convenient in this regard that the B data is being processed 8 times as fast as A, suggesting that both are fetched using indexed addressing, A with a multiplier of 1 and B with a multiplier of 8. </text:span></text:p>
      <text:p text:style-name="P54"><text:span text:style-name="T35"/></text:p>
      <text:p text:style-name="P68">Section <text:span text:style-name="T56">3</text:span> – <text:span text:style-name="T46">Single Precision on class 'a' - SSE.</text:span></text:p>
      <text:p text:style-name="P69"/>
      <text:p text:style-name="P58"><text:span text:style-name="T35">To use single precision floats on "legacy" SSE we need the following instructions.</text:span></text:p>
      <text:p text:style-name="P61"/>
      <text:p text:style-name="P61"><text:span text:style-name="T41">MULPS</text:span> does a single-precision multiply <text:span text:style-name="T42">a</text:span>i = ai * bi<text:span text:style-name="T56"> four at a time</text:span>.<text:span text:style-name="T56"> <text:s/>On Nehalem it is 1 mu-op P0 latency 4 reciprocal throughput 1, which raises two issues. <text:s/>Firstly we need to load one value of a into all four ai positions in the register, and secondly we would prefer to keep both the registers multiplied so we can use them again without needing to reload.</text:span></text:p>
      <text:p text:style-name="P61"><text:span text:style-name="T41">ADDPS</text:span><text:span text:style-name="T42"> similarly is ai = ai + bi. <text:s/>On Nehalem this is 1 mu-op P1 latency 3 reciprocal throughput 1.</text:span></text:p>
      <text:p text:style-name="P59"><text:span text:style-name="T41">MOVAPS</text:span> is<text:span text:style-name="T56"> a</text:span> register-register copy<text:span text:style-name="T56">. On Nehalem it is 1 mu-op P5 latency 1 reciprocal throughput 1.</text:span></text:p>
      <text:p text:style-name="P59"/>
      <text:p text:style-name="P62">A viable plan may be to hold C11...C33 (9 registers), also A1j-A3j, Bj1-Bj3 (6 registers) but we need to investigate further. <text:s/>Next we need to load. </text:p>
      <text:p text:style-name="P62"/>
      <text:p text:style-name="P60"><text:span text:style-name="T41">MOVAPS</text:span> <text:span text:style-name="T57">can also be used as a load instruction. <text:s/>On Nehalem it is 1 mu-op P2 latency 2 reciprocal throughput 1. <text:s/>This will do fine for loading B.</text:span></text:p>
      <text:p text:style-name="P60"/>
      <text:p text:style-name="P62">I don't think there is a single instruction that will get a 32-bit float into all four positions.<text:span text:style-name="T59"> <text:s/>I observe in passing that the SSE3 instruction MOVDDUP </text:span><text:span text:style-name="T34">does</text:span><text:span text:style-name="T38"> broadcast a double. <text:s/></text:span>The best I can see so far<text:span text:style-name="T59"> for single precision</text:span> is to use . . .</text:p>
      <text:p text:style-name="P62"/>
      <text:p text:style-name="P62"><text:span text:style-name="T41">MOVSS</text:span> to load a float into the low position. <text:s/>On Nehalem it is <text:span text:style-name="T58">1 mu-op, P2 latency 2 reciprocal throughput 1.</text:span></text:p>
      <text:p text:style-name="P63"><text:span text:style-name="T41">SHUFPS</text:span> <text:span text:style-name="T60">(with both registers equal) </text:span>to copy the bottom value into all four positions. <text:s/>On Nehalem it is 1 mu-op P5 latency 1 reciprocal throughput 1.</text:p>
      <text:p text:style-name="P63"><text:soft-page-break/></text:p>
      <text:p text:style-name="P64">It is therefore unclear as to whether A is held as 32-bit values loaded with the above <text:span text:style-name="T32">two</text:span><text:span text:style-name="T35"> instructions, or whether it is better to store four equal A-values and load with the faster MOVAPS. <text:s/>This issue does not arise with AVX, as there is the VBROADCAST instruction dependent only on the AVX flag. <text:s/>Double-precision class 'a' cannot use the MOVDDUP instruction - it needs class 'b'.</text:span></text:p>
      <text:p text:style-name="P62"/>
      <text:p text:style-name="P48">========================== Junk after this ========================</text:p>
      <text:p text:style-name="P47"/>
      <text:p text:style-name="P70"><text:span text:style-name="T14">Conclusion</text:span><text:span text:style-name="T15">. <text:s/>We hold a 3x3 matrix C, and load in 3x1 blocks of A and 1x3 blocks of B, and perform nine multiplies and nine adds (into different bits of C, solving the multiple accumulator problem completely) before moving on to the next triple (to the left) for A and the next triple (down) for B, so that the next loop out multiplies A(3xN) by B (Nx3) adding into C (3x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21T03:24:58.223671477</dc:date>
    <meta:editing-duration>P4DT7H47M50S</meta:editing-duration>
    <meta:editing-cycles>425</meta:editing-cycles>
    <meta:generator>LibreOffice/5.1.6.2$Linux_X86_64 LibreOffice_project/10m0$Build-2</meta:generator>
    <meta:printed-by>User </meta:printed-by>
    <meta:print-date>2012-07-06T16:23:45</meta:print-date>
    <meta:document-statistic meta:table-count="0" meta:image-count="0" meta:object-count="0" meta:page-count="4" meta:paragraph-count="40" meta:word-count="1420" meta:character-count="7998" meta:non-whitespace-character-count="6565"/>
  </office:meta>
</office:document-meta>
</file>